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/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34161" officeooo:paragraph-rsid="00134161"/>
    </style:style>
    <style:style style:name="P2" style:family="paragraph" style:parent-style-name="Standard">
      <style:text-properties fo:font-variant="normal" fo:text-transform="none" fo:color="#24292e" style:font-name="SFMono-Regular" fo:font-size="9.75pt" fo:letter-spacing="normal" fo:language="pl" fo:country="PL" fo:font-style="normal" fo:font-weight="normal" officeooo:rsid="00134161" officeooo:paragraph-rsid="00134161"/>
    </style:style>
    <style:style style:name="P3" style:family="paragraph" style:parent-style-name="Standard">
      <style:text-properties fo:font-variant="normal" fo:text-transform="none" fo:color="#24292e" style:font-name="SFMono-Regular" fo:font-size="9.75pt" fo:letter-spacing="normal" fo:language="pl" fo:country="PL" fo:font-style="normal" fo:font-weight="bold" officeooo:rsid="00134161" officeooo:paragraph-rsid="00134161" style:font-weight-asian="bold" style:font-weight-complex="bold"/>
    </style:style>
    <style:style style:name="P4" style:family="paragraph" style:parent-style-name="Text_20_body">
      <style:text-properties officeooo:rsid="00134161" officeooo:paragraph-rsid="0014bc50"/>
    </style:style>
    <style:style style:name="P5" style:family="paragraph" style:parent-style-name="Text_20_body">
      <style:text-properties officeooo:rsid="00134161" officeooo:paragraph-rsid="0014dd76"/>
    </style:style>
    <style:style style:name="P6" style:family="paragraph" style:parent-style-name="Text_20_body">
      <style:text-properties fo:language="pl" fo:country="PL" officeooo:rsid="00134161" officeooo:paragraph-rsid="00134161"/>
    </style:style>
    <style:style style:name="P7" style:family="paragraph" style:parent-style-name="Text_20_body">
      <style:text-properties fo:language="pl" fo:country="PL" fo:font-style="italic" officeooo:rsid="00134161" officeooo:paragraph-rsid="00134161" style:font-style-asian="italic" style:font-style-complex="italic"/>
    </style:style>
    <style:style style:name="P8" style:family="paragraph" style:parent-style-name="Text_20_body">
      <style:text-properties fo:language="pl" fo:country="PL" fo:font-style="normal" officeooo:rsid="00187d49" officeooo:paragraph-rsid="00187d49" style:font-style-asian="normal" style:font-style-complex="normal"/>
    </style:style>
    <style:style style:name="P9" style:family="paragraph" style:parent-style-name="Text_20_body">
      <style:text-properties fo:language="pl" fo:country="PL" officeooo:rsid="00187d49" officeooo:paragraph-rsid="00187d49"/>
    </style:style>
    <style:style style:name="P10" style:family="paragraph" style:parent-style-name="Text_20_body">
      <style:text-properties officeooo:rsid="0014dd76" officeooo:paragraph-rsid="0014dd76"/>
    </style:style>
    <style:style style:name="P11" style:family="paragraph" style:parent-style-name="Text_20_body">
      <style:text-properties officeooo:rsid="0014dd76" officeooo:paragraph-rsid="00168402"/>
    </style:style>
    <style:style style:name="P12" style:family="paragraph" style:parent-style-name="Text_20_body">
      <style:text-properties officeooo:rsid="001692fa" officeooo:paragraph-rsid="001692fa"/>
    </style:style>
    <style:style style:name="P13" style:family="paragraph" style:parent-style-name="Heading_20_1">
      <style:text-properties fo:language="pl" fo:country="PL"/>
    </style:style>
    <style:style style:name="P14" style:family="paragraph" style:parent-style-name="Heading_20_1">
      <style:text-properties fo:language="pl" fo:country="PL" officeooo:rsid="00134161" officeooo:paragraph-rsid="00134161"/>
    </style:style>
    <style:style style:name="P15" style:family="paragraph" style:parent-style-name="Heading_20_1">
      <style:text-properties fo:language="pl" fo:country="PL" officeooo:rsid="00134161" officeooo:paragraph-rsid="0014dd76"/>
    </style:style>
    <style:style style:name="P16" style:family="paragraph" style:parent-style-name="Preformatted_20_Text">
      <style:text-properties fo:font-variant="normal" fo:text-transform="none" fo:color="#24292e" style:font-name="SFMono-Regular" fo:font-size="9.75pt" fo:letter-spacing="normal" fo:language="pl" fo:country="PL" fo:font-style="normal" fo:font-weight="bold" officeooo:rsid="00134161" officeooo:paragraph-rsid="00134161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407ea"/>
    </style:style>
    <style:style style:name="T3" style:family="text">
      <style:text-properties fo:language="pl" fo:country="PL" officeooo:rsid="0014bc50"/>
    </style:style>
    <style:style style:name="T4" style:family="text">
      <style:text-properties fo:language="pl" fo:country="PL" fo:font-weight="normal" officeooo:rsid="00134161" style:font-weight-asian="normal" style:font-weight-complex="normal"/>
    </style:style>
    <style:style style:name="T5" style:family="text">
      <style:text-properties fo:language="pl" fo:country="PL" officeooo:rsid="0014dd76"/>
    </style:style>
    <style:style style:name="T6" style:family="text">
      <style:text-properties fo:language="pl" fo:country="PL" fo:font-weight="bold" officeooo:rsid="0014bc50" style:font-weight-asian="bold" style:font-weight-complex="bold"/>
    </style:style>
    <style:style style:name="T7" style:family="text">
      <style:text-properties fo:language="pl" fo:country="PL" fo:font-weight="bold" officeooo:rsid="0014dd7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407e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4dd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Wprowadzenie</text:h>
      <text:p text:style-name="P1"/>
      <text:p text:style-name="P1">Proszę pobrać projekt za pomocą <text:span text:style-name="T8">git clone </text:span><text:span text:style-name="T9">ze strony </text:span><text:a xlink:type="simple" xlink:href="https://github.com/anicos/quickstart" text:style-name="Internet_20_link" text:visited-style-name="Visited_20_Internet_20_Link"><text:span text:style-name="T9">https://github.com/anicos/quickstart</text:span></text:a></text:p>
      <text:p text:style-name="P1"><text:span text:style-name="T9">Następnie należy zbudować projekt komendą:</text:span></text:p>
      <text:p text:style-name="P16">npm install</text:p>
      <text:p text:style-name="P1"><text:span text:style-name="T9">Po zbudowaniu projektu należy go uruchomić komendą </text:span></text:p>
      <text:p text:style-name="P16">npm start</text:p>
      <text:p text:style-name="P1"><text:span text:style-name="T9">Aby uruchomić testy należy skorzystać z metody:</text:span></text:p>
      <text:p text:style-name="P3">npm test</text:p>
      <text:p text:style-name="P2"><text:span text:style-name="T9"/></text:p>
      <text:h text:style-name="P13" text:outline-level="1">Ćwiczenie nr 1 – <text:span text:style-name="T10">Konwerter temperatury</text:span>.</text:h>
      <text:p text:style-name="P6"><text:tab/>Należy napisać serwis wraz z testami przeliczający temperaturę ze stopni Celsiusza na Fahrenheita oraz na odwrót. Kod serwisu dostępny jest w lokalizacji:</text:p>
      <text:p text:style-name="P7">src/app/services/temperature-converter.service.ts.</text:p>
      <text:p text:style-name="P8">Wzór na przeliczenie temperatury znaleźć można w Wikipedii:</text:p>
      <text:p text:style-name="P9"><text:a xlink:type="simple" xlink:href="https://pl.wikipedia.org/wiki/Skala_Fahrenheita" text:style-name="Internet_20_link" text:visited-style-name="Visited_20_Internet_20_Link"><text:span text:style-name="T11">https://pl.wikipedia.org/wiki/Skala_Fahrenheita</text:span></text:a></text:p>
      <text:h text:style-name="P14" text:outline-level="1">Ćwiczenie nr 2 – <text:span text:style-name="T10">Konwerter liczb rzymskich do liczb arabskich</text:span></text:h>
      <text:p text:style-name="P4"><text:span text:style-name="T1"><text:tab/>Należy stworzyć nowy serwis wraz </text:span><text:span text:style-name="T2">testami przeliczający liczby rzymskie na arabskie. </text:span></text:p>
      <text:p text:style-name="P4"><text:span text:style-name="T3">Serwis powinien posiadać metodę </text:span><text:span text:style-name="T6">fromRoman, </text:span><text:span text:style-name="T3">na wejściu </text:span><text:span text:style-name="T5">przyjmować</text:span><text:span text:style-name="T3"> będzie string a na </text:span><text:span text:style-name="T5">wyjściu</text:span><text:span text:style-name="T3"> będzie wracał</text:span><text:span text:style-name="T5">a</text:span><text:span text:style-name="T3"> number.</text:span></text:p>
      <text:p text:style-name="P10"><text:span text:style-name="T3">J</text:span><text:span text:style-name="T1">eśli parametr wejściowy nie jest liczą rzymską powinien być wyrzucony Error. Funkcjonalność ta również powinna być przetestowana.</text:span></text:p>
      <text:h text:style-name="P15" text:outline-level="1">Ćwiczenie nr <text:span text:style-name="T12">3</text:span> – <text:span text:style-name="T10">Konwerter liczb arabskich do liczb rzymskich</text:span></text:h>
      <text:p text:style-name="P5"><text:span text:style-name="T1"><text:tab/>Należy </text:span><text:span text:style-name="T5">rozszerzyć </text:span><text:span text:style-name="T1"><text:s/>serwis </text:span><text:span text:style-name="T5">z zadnia 2 o metodę </text:span><text:span text:style-name="T7">to</text:span><text:span text:style-name="T6">Roman</text:span><text:span text:style-name="T2"> przeliczający liczby </text:span><text:span text:style-name="T5">arabskie</text:span><text:span text:style-name="T2"> na </text:span><text:span text:style-name="T5">rzymskie</text:span><text:span text:style-name="T2">. </text:span><text:span text:style-name="T5">Metoda na </text:span><text:span text:style-name="T3">wejściu </text:span><text:span text:style-name="T5">przyjmować powinna number</text:span><text:span text:style-name="T3"> wyjści</text:span><text:span text:style-name="T5">u powinna zwracać String.</text:span></text:p>
      <text:p text:style-name="P11"><text:span text:style-name="T1">Jeśli liczba na wejściu nie jest liczbą całkowitą powinien być rzucony Error.</text:span></text:p>
      <text:p text:style-name="P11"><text:span text:style-name="T1"/></text:p>
      <text:p text:style-name="P12"><text:span text:style-name="T1">Po skończeniu powyższych zadań mile widziany jest PullRequest to repozytorium </text:span><text:a xlink:type="simple" xlink:href="https://github.com/anicos/quickstart" text:style-name="Internet_20_link" text:visited-style-name="Visited_20_Internet_20_Link"><text:span text:style-name="T4">https://github.com/anicos/quickstart</text:span></text:a></text:p>
      <text:p text:style-name="P5"><text:span text:style-name="T5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/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2:15:31.867634915</meta:creation-date>
    <dc:date>2018-03-10T12:42:20.856935254</dc:date>
    <meta:editing-duration>PT16M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82" meta:character-count="1433" meta:non-whitespace-character-count="1263"/>
  </office:meta>
</office:document-meta>
</file>